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fo:language="nb" fo:country="NO" style:language-asian="en" style:country-asian="US"/>
    </style:style>
    <style:style style:name="P7" style:family="paragraph" style:parent-style-name="Chapter_20_Title" style:master-page-name="First_20_Page">
      <style:paragraph-properties style:page-number="auto"/>
    </style:style>
    <style:style style:name="P8" style:family="paragraph">
      <style:paragraph-properties fo:margin-top="0in" fo:margin-bottom="0.0835in" style:writing-mode="lr-tb"/>
    </style:style>
    <style:style style:name="P9"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name-asian="HelveticaNeue Condensed" style:font-weight-asian="bold"/>
    </style:style>
    <style:style style:name="T8" style:family="text">
      <style:text-properties fo:font-weight="bold" style:font-name-asian="TheSansMonoConNormal" style:font-weight-asian="bold"/>
    </style:style>
    <style:style style:name="T9" style:family="text">
      <style:text-properties style:font-name="Times" fo:language="none" fo:country="none" fo:font-weight="bold" style:font-weight-asian="bold" style:font-name-complex="Times" text:display="true"/>
    </style:style>
    <style:style style:name="T10" style:family="text">
      <style:text-properties fo:language="en" fo:country="US"/>
    </style:style>
    <style:style style:name="T11" style:family="text">
      <style:text-properties style:font-name="Utopia-Italic" fo:language="en" fo:country="US" style:font-name-complex="Utopia-Italic"/>
    </style:style>
    <style:style style:name="T12" style:family="text">
      <style:text-properties fo:font-style="normal" fo:font-weight="bold" style:font-style-asian="normal" style:font-weight-asian="bold"/>
    </style:style>
    <style:style style:name="T13" style:family="text">
      <style:text-properties style:font-name-asian="TheSansMonoConNormal"/>
    </style:style>
    <style:style style:name="T14" style:family="text">
      <style:text-properties style:font-name="Utopia-Bold" style:font-name-complex="Utopia-Bold"/>
    </style:style>
    <style:style style:name="T15" style:family="text">
      <style:text-properties style:font-name="Utopia-Bold" fo:language="en" fo:country="US" style:font-name-complex="Utopia-Bold"/>
    </style:style>
    <style:style style:name="T16" style:family="text">
      <style:text-properties style:font-name="TheSansMonoCondensed-SemiLightI" style:font-name-complex="TheSansMonoCondensed-SemiLightI"/>
    </style:style>
    <style:style style:name="T17" style:family="text">
      <style:text-properties fo:letter-spacing="-0.0016in" fo:language="en" fo:country="US"/>
    </style:style>
    <style:style style:name="T18" style:family="text">
      <style:text-properties style:font-name="TheSansMonoCondensed-Bold" style:font-name-complex="TheSansMonoCondensed-Bold"/>
    </style:style>
    <style:style style:name="T19" style:family="text">
      <style:text-properties style:font-name="TheSansMonoCondensed-Bold" fo:language="en" fo:country="US" style:font-name-complex="TheSansMonoCondensed-Bold"/>
    </style:style>
    <style:style style:name="T20"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20346480" text:id="ct120346480">
          <text:deletion>
            <office:change-info>
              <dc:creator>Ray Lischner</dc:creator>
              <dc:date>2013-10-26T14:09:00</dc:date>
            </office:change-info>
            <text:p text:style-name="Text_20_body"><text:span text:style-name="T1">different </text:span></text:p>
          </text:deletion>
        </text:changed-region>
        <text:changed-region xml:id="ct121100464" text:id="ct121100464">
          <text:deletion>
            <office:change-info>
              <dc:creator>Ray Lischner</dc:creator>
              <dc:date>2013-10-26T14:09:00</dc:date>
            </office:change-info>
            <text:p text:style-name="Text_20_body"><text:span text:style-name="T1">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ore<text:span text:style-name="Comment_20_Reference"><text:span text:style-name="T9"><office:annotation><dc:creator>Fabio Claudio Ferracchiati</dc:creator><dc:date>2013-10-08T15:16:00</dc:date><text:p text:style-name="P8"><text:span text:style-name="T20">Very good chapter, the code is ok.</text:span></text:p></office:annotation></text:span></text:span> Operators</text:p>
      <text:p text:style-name="Body_20_Text_20_First">C++ has lots of operators. Lots and lots. So far, I’ve introduced the basic operators that you need for most programs: arithmetic, comparison, assignment, subscript, and function call. Now it’s time to introduce some more: additional assignment operators, the conditional operator (which is like having an <text:span text:style-name="Code_20_Inline">if</text:span> statement in the middle of an expression), and the comma operator (most often used in <text:span text:style-name="Code_20_Inline">for</text:span> loops).</text:p>
      <text:h text:style-name="Heading_20_1" text:outline-level="1">Conditional Operator</text:h>
      <text:p text:style-name="Body_20_Text_20_First">The conditional operator is a unique entry in the C++ operator bestiary, being a ternary operator, that is, an operator that takes three operands.</text:p>
      <text:p text:style-name="Code">condition ? true-part : false-part</text:p>
      <text:p text:style-name="Text_20_body"><text:span text:style-name="T1">The </text:span><text:span text:style-name="Emphasis"><text:span text:style-name="T11">condition</text:span></text:span><text:span text:style-name="T1"> is a Boolean expression. If it evaluates to true, the result of the entire expression is the </text:span><text:span text:style-name="Emphasis"><text:span text:style-name="T11">true-part</text:span></text:span><text:span text:style-name="T1">. If the condition is false, the result is the </text:span><text:span text:style-name="Emphasis"><text:span text:style-name="T11">false-part</text:span></text:span><text:span text:style-name="T1">. As with an </text:span><text:span text:style-name="Code_20_Inline"><text:span text:style-name="T1">if</text:span></text:span><text:span text:style-name="T1"> statement, only one part is evaluated; the branch not taken is skipped. For example, the following statement is perfectly safe:</text:span></text:p>
      <text:p text:style-name="Code">std::cout &lt;&lt; (x == 0 ? 0 : y / x);</text:p>
      <text:p text:style-name="Text_20_body"><text:span text:style-name="T1">If </text:span><text:span text:style-name="Code_20_Inline"><text:span text:style-name="T1">x</text:span></text:span><text:span text:style-name="T1"> is zero, the </text:span><text:span text:style-name="Code_20_Inline"><text:span text:style-name="T1">y</text:span></text:span><text:span text:style-name="T1"> </text:span><text:span text:style-name="Code_20_Inline"><text:span text:style-name="T1">/</text:span></text:span><text:span text:style-name="T1"> </text:span><text:span text:style-name="Code_20_Inline"><text:span text:style-name="T1">x</text:span></text:span><text:span text:style-name="T1"> expression is not evaluated, and division by zero never occurs. The conditional operator has very low precedence, so you often see it written inside parentheses. A conditional expression can be the source of an assignment expression. So the following expression assigned 42 or 24 to </text:span><text:span text:style-name="Code_20_Inline"><text:span text:style-name="T1">x</text:span></text:span><text:span text:style-name="T1">, depending on whether </text:span><text:span text:style-name="Code_20_Inline"><text:span text:style-name="T1">test</text:span></text:span><text:span text:style-name="T1"> is true.</text:span></text:p>
      <text:p text:style-name="Code">x = test ? 42 : 24;</text:p>
      <text:p text:style-name="Text_20_body"><text:span text:style-name="T1">And an assignment expression can be the </text:span><text:span text:style-name="Emphasis"><text:span text:style-name="T1">true-part</text:span></text:span><text:span text:style-name="T1"> or </text:span><text:span text:style-name="Emphasis"><text:span text:style-name="T1">false-part</text:span></text:span><text:span text:style-name="T1"> of a conditional expression. That is, the following expression:</text:span></text:p>
      <text:p text:style-name="Code">x ? y = 1 : y = 2;</text:p>
      <text:p text:style-name="P5">is parsed as:</text:p>
      <text:p text:style-name="Code">x ? (y = 1) : (y = 2);</text:p>
      <text:p text:style-name="Text_20_body"><text:soft-page-break/><text:span text:style-name="T1">The </text:span><text:span text:style-name="Emphasis"><text:span text:style-name="T11">true-part</text:span></text:span><text:span text:style-name="T1"> and </text:span><text:span text:style-name="Emphasis"><text:span text:style-name="T11">false-part</text:span></text:span><text:span text:style-name="T1"> are expressions that have the same or compatible types, that is, the compiler can automatically convert one type to the other, ensuring that the entire conditional expression has a well-defined type. For example, you can mix an integer and a floating-point number; the expression result is a floating-point number. The following statement prints </text:span><text:span text:style-name="Code_20_Inline"><text:span text:style-name="T1">10.000000</text:span></text:span><text:span text:style-name="T1"> if </text:span><text:span text:style-name="Code_20_Inline"><text:span text:style-name="T1">x</text:span></text:span><text:span text:style-name="T1"> is positive:</text:span></text:p>
      <text:p text:style-name="Code">std::cout &lt;&lt; std::fixed &lt;&lt; (x &gt; 0 ? 10 : 42.24) &lt;&lt; '\n';</text:p>
      <text:p text:style-name="Text_20_body"><text:span text:style-name="T1">Do not use the conditional operator as a replacement for </text:span><text:span text:style-name="Code_20_Inline"><text:span text:style-name="T1">if</text:span></text:span><text:span text:style-name="T1"> statements. If you have a choice, use an </text:span><text:span text:style-name="Code_20_Inline"><text:span text:style-name="T1">if</text:span></text:span><text:span text:style-name="T1"> statement because a statement is almost always easier to read and understand than a conditional expression. Use conditional expressions in situations when </text:span><text:span text:style-name="Code_20_Inline"><text:span text:style-name="T1">if</text:span></text:span><text:span text:style-name="T1"> statements are infeasible. Initializing a data member in a constructor, for example, does not permit the use of an </text:span><text:span text:style-name="Code_20_Inline"><text:span text:style-name="T1">if</text:span></text:span><text:span text:style-name="T1"> statement. Although you can use a member function for complicated conditions, you can also use a conditional expression for simple conditions.</text:span></text:p>
      <text:p text:style-name="Text_20_body"><text:span text:style-name="T1">The </text:span><text:span text:style-name="Code_20_Inline"><text:span text:style-name="T1">rational</text:span></text:span><text:span text:style-name="T1"> class (last seen in Exploration 45) for example, takes a numerator and a denominator as constructor arguments. The class ensures that its denominator is always positive; if the denominator is negative, it negates the numerator and denominator. In past Explorations, I loaded the </text:span><text:span text:style-name="Code_20_Inline"><text:span text:style-name="T1">reduce()</text:span></text:span><text:span text:style-name="T1"> member function with additional responsibilities, such as checking for a zero denominator and checking for a negative denominator to reverse the signs of the numerator and denominator. This design has the advantage of centralizing all code needed to convert a rational number to canonical form. An alternate design is to separate the responsibility, and let the constructor check the denominator prior to calling </text:span><text:span text:style-name="Code_20_Inline"><text:span text:style-name="T1">reduce()</text:span></text:span><text:span text:style-name="T1">. If the denominator is zero, the constructor throws an exception; if the denominator is negative, the constructor negates the numerator and the denominator. This alternative design makes </text:span><text:span text:style-name="Code_20_Inline"><text:span text:style-name="T1">reduce()</text:span></text:span><text:span text:style-name="T1"> simpler, and simple functions are less error prone than complicated functions. Listing 46-1 shows how you can do this using conditional operators.</text:span></text:p>
      <text:p text:style-name="Code_20_Caption"><text:span text:style-name="T12">Listing 46-1.</text:span> Using Conditional Expressions in a Constructor’s Initializer</text:p>
      <text:p text:style-name="Code">/// Construct a rational object from a numerator and a denominator.</text:p>
      <text:p text:style-name="Code">/// If the denominator is zero, throw zero_denominator. If the denominator</text:p>
      <text:p text:style-name="Code">/// is negative, normalize the value by negating the numerator and denominator.</text:p>
      <text:p text:style-name="Code">/// @post denominator_ &gt; 0</text:p>
      <text:p text:style-name="Code">/// @throws zero_denominator</text:p>
      <text:p text:style-name="Code">rational::rational(int num, int den)</text:p>
      <text:p text:style-name="P6">: numerator_{den &lt; 0 ? -num : num},</text:p>
      <text:p text:style-name="P6"><text:span text:style-name="T13"><text:s text:c="2"/></text:span>denominator_{den == 0 ? throw zero_denominator("0 denominator") :</text:p>
      <text:p text:style-name="P6"><text:span text:style-name="T13"><text:s text:c="26"/></text:span>(den &lt; 0 ? -den : den)}</text:p>
      <text:p text:style-name="P6">{</text:p>
      <text:p text:style-name="P6"><text:span text:style-name="T13"><text:s text:c="2"/></text:span>reduce();</text:p>
      <text:p text:style-name="Code">}</text:p>
      <text:p text:style-name="Text_20_body"><text:span text:style-name="T1">A </text:span><text:span text:style-name="Code_20_Inline"><text:span text:style-name="T1">throw</text:span></text:span><text:span text:style-name="T1"> expression has type </text:span><text:span text:style-name="Code_20_Inline"><text:span text:style-name="T1">void</text:span></text:span><text:span text:style-name="T1">, but the compiler knows it doesn’t return, so you can use it as one (or both) of the parts of a conditional expression. The type of the overall expression is that of the non-throwing part (or </text:span><text:span text:style-name="Code_20_Inline"><text:span text:style-name="T1">void</text:span></text:span><text:span text:style-name="T1"> if both parts throw an exception).</text:span></text:p>
      <text:p text:style-name="Text_20_body"><text:span text:style-name="T1">In other words, if </text:span><text:span text:style-name="Code_20_Inline"><text:span text:style-name="T1">den</text:span></text:span><text:span text:style-name="T1"> is zero, the </text:span><text:span text:style-name="Emphasis"><text:span text:style-name="T11">true-part</text:span></text:span><text:span text:style-name="T1"> of the expression throws an exception. If the condition is false, the </text:span><text:span text:style-name="Emphasis"><text:span text:style-name="T11">false-part</text:span></text:span><text:span text:style-name="T1"> executes, which is another conditional expression, which evaluates the absolute value of </text:span><text:span text:style-name="Code_20_Inline"><text:span text:style-name="T1">den</text:span></text:span><text:span text:style-name="T1">. The initializer for the numerator also tests </text:span><text:span text:style-name="Code_20_Inline"><text:span text:style-name="T1">den</text:span></text:span><text:span text:style-name="T1">, and if negative, it negates the numerator, too.</text:span></text:p>
      <text:p text:style-name="P5">Like me, you might find the use of conditional expressions makes the code harder to read. The conditional operator is widely used in C++ programs, so you must get used to reading it. If you decide that <text:soft-page-break/>the conditional expressions are just too complicated, write a separate, private member function to do the work, and initialize the member by calling the function, as shown in Listing 46-2.</text:p>
      <text:p text:style-name="Code_20_Caption"><text:span text:style-name="T12">Listing 46-2.</text:span> Using a Function and Conditional Statements Instead of Conditional Expressions</text:p>
      <text:p text:style-name="Code">/// Construct a rational object from a numerator and a denominator.</text:p>
      <text:p text:style-name="Code">/// If the denominator is zero, throw zero_denominator. If the denominator</text:p>
      <text:p text:style-name="Code">/// is negative, normalize the value by negating the numerator and denominator.</text:p>
      <text:p text:style-name="Code">/// @post denominator_ &gt; 0</text:p>
      <text:p text:style-name="Code">/// @throws zero_denominator</text:p>
      <text:p text:style-name="Code">rational::rational(int num, int den)</text:p>
      <text:p text:style-name="P6">: numerator_{den &lt; 0 ? -num : num}, denominator_{init_denominator(den)}</text:p>
      <text:p text:style-name="P6">{</text:p>
      <text:p text:style-name="P6"><text:span text:style-name="T13"><text:s text:c="2"/></text:span>reduce();</text:p>
      <text:p text:style-name="P6">}</text:p>
      <text:p text:style-name="P6"/>
      <text:p text:style-name="P6">/// Return an initial value for the denominator_ member. This function is used</text:p>
      <text:p text:style-name="P6">/// only in a constructor's initializer list.</text:p>
      <text:p text:style-name="P6">int rational::init_denominator(int den)</text:p>
      <text:p text:style-name="P6">{</text:p>
      <text:p text:style-name="P6"><text:span text:style-name="T13"><text:s text:c="2"/></text:span>if (den == 0)</text:p>
      <text:p text:style-name="P6"><text:span text:style-name="T13"><text:s text:c="4"/></text:span>throw zero_denominator("0 denominator");</text:p>
      <text:p text:style-name="P6"><text:span text:style-name="T13"><text:s text:c="2"/></text:span>else if (den &lt; 0)</text:p>
      <text:p text:style-name="P6"><text:span text:style-name="T13"><text:s text:c="4"/></text:span>return -den;</text:p>
      <text:p text:style-name="P6"><text:span text:style-name="T13"><text:s text:c="2"/></text:span>else</text:p>
      <text:p text:style-name="P6"><text:span text:style-name="T13"><text:s text:c="4"/></text:span>return den;</text:p>
      <text:p text:style-name="Code">}</text:p>
      <text:p text:style-name="P5">When writing new code, use the technique that you like best, but get used to reading both programming styles.</text:p>
      <text:h text:style-name="Heading_20_1" text:outline-level="1">Short-Circuit Operators</text:h>
      <text:p text:style-name="Body_20_Text_20_First">C++ lets you overload the <text:span text:style-name="Code_20_Inline">and</text:span> and <text:span text:style-name="Code_20_Inline">or</text:span> operators, but you must resist the temptation. By overloading these operators, you defeat one of their key benefits: short-circuiting.</text:p>
      <text:p text:style-name="Text_20_body"><text:span text:style-name="T1">Recall from Exploration 11 that the </text:span><text:span text:style-name="Code_20_Inline"><text:span text:style-name="T1">and</text:span></text:span><text:span text:style-name="T1"> and </text:span><text:span text:style-name="Code_20_Inline"><text:span text:style-name="T1">or</text:span></text:span><text:span text:style-name="T1"> operators do not evaluate their right-hand operands if they don’t need to. That’s true of the built-in operators, but not if you overload them. When you overload the Boolean operators, they become normal functions, and C++ always evaluates function arguments before calling a function. Therefore, overloaded </text:span><text:span text:style-name="Code_20_Inline"><text:span text:style-name="T1">and</text:span></text:span><text:span text:style-name="T1"> and </text:span><text:span text:style-name="Code_20_Inline"><text:span text:style-name="T1">or</text:span></text:span><text:span text:style-name="T1"> operators behave differently from the built-in operators, and this difference makes them significantly less useful.</text:span></text:p>
      <text:p text:style-name="Note_2f_Tip_2f_Caution"><text:span text:style-name="Dingbat_20_Symbol"><text:span text:style-name="T7"></text:span></text:span>Tip Do not overload the <text:span text:style-name="Code_20_Inline">and</text:span> and <text:span text:style-name="Code_20_Inline">or</text:span> operators.</text:p>
      <text:h text:style-name="Heading_20_1" text:outline-level="1">Comma Operator</text:h>
      <text:p text:style-name="Body_20_Text_20_First"><text:soft-page-break/>The comma (<text:span text:style-name="Code_20_Inline">,</text:span>) serves many roles: it separates arguments in a function call, parameters in a function declaration, declarators in a declaration, and initializers in a constructor’s initializer list. In all these cases, the comma is a punctuator, that is, a symbol that is part of the syntax that serves only to show where one thing (argument, declarator, etc.) ends and another thing begins. It is also an operator in its own right (briefly introduced in Exploration 12), which is a completely different use for the same symbol. The comma as operator separates two expressions; it causes the left-hand operand to be evaluated, then the result is discarded, and then the right-hand operand is evaluated, which becomes the result of the entire expression.</text:p>
      <text:p text:style-name="P5">At first, this operator seems a little pointless. After all, what’s the purpose of writing, say,</text:p>
      <text:p text:style-name="Code">x = 1 + 2, y = x + 3, z = y + 4</text:p>
      <text:p text:style-name="P5">instead of</text:p>
      <text:p text:style-name="Code">x = 1 + 2;</text:p>
      <text:p text:style-name="Code">y = x + 3;</text:p>
      <text:p text:style-name="Code">z = y + 4;</text:p>
      <text:p text:style-name="Text_20_body"><text:span text:style-name="T1">The comma operator is not meant to be a substitute for writing separate statements. There is one situation, however, when multiple statements are not possible, but multiple expressions need to be evaluated. I speak of none other than the </text:span><text:span text:style-name="Code_20_Inline"><text:span text:style-name="T1">for</text:span></text:span><text:span text:style-name="T1"> loop.</text:span></text:p>
      <text:p text:style-name="Text_20_body"><text:span text:style-name="T1">Suppose you want to implement the </text:span><text:span text:style-name="Code_20_Inline"><text:span text:style-name="T1">search</text:span></text:span><text:span text:style-name="T1"> algorithm. Implementing a fully generic algorithm requires techniques that you haven’t learned yet, but you can write this function so that it works with the iterators of a </text:span><text:span text:style-name="Code_20_Inline"><text:span text:style-name="T1">vector&lt;int&gt;</text:span></text:span><text:span text:style-name="T1">. The basic idea is simple, </text:span><text:span text:style-name="Code_20_Inline"><text:span text:style-name="T1">search</text:span></text:span><text:span text:style-name="T1"> looks through a search range, trying to find a sequence of elements that equal elements in a match range. It steps through the search range one element at a time, testing whether a match starts at that element. If so, it returns an iterator that refers to the start of the match. If no match is found, </text:span><text:span text:style-name="Code_20_Inline"><text:span text:style-name="T1">search</text:span></text:span><text:span text:style-name="T1"> returns the end iterator. To check for a match, use a nested loop to compare successive elements in the two ranges. Listing 46-3 shows one way to implement this function.</text:span></text:p>
      <text:p text:style-name="Code_20_Caption"><text:span text:style-name="T12">Listing 46-3.</text:span> Searching for a Matching Subrange in a Vector of Integers</text:p>
      <text:p text:style-name="Code">#include &lt;vector&gt;</text:p>
      <text:p text:style-name="Code"/>
      <text:p text:style-name="Code">typedef std::vector&lt;int&gt;::iterator viterator;</text:p>
      <text:p text:style-name="Code">typedef std::vector&lt;int&gt;::difference_type vdifference;</text:p>
      <text:p text:style-name="Code"/>
      <text:p text:style-name="Code">viterator search(viterator first1,viterator last1,viterator first2,viterator last2)</text:p>
      <text:p text:style-name="Code">{</text:p>
      <text:p text:style-name="Code"><text:span text:style-name="T13"><text:s text:c="2"/></text:span>// s1 is the size of the untested portion of the first range</text:p>
      <text:p text:style-name="Code"><text:span text:style-name="T13"><text:s text:c="2"/></text:span>// s2 is the size of the second range</text:p>
      <text:p text:style-name="Code"><text:span text:style-name="T13"><text:s text:c="2"/></text:span>// End the search when s2 &gt; s1 because a match is impossible if the remaining</text:p>
      <text:p text:style-name="Code"><text:span text:style-name="T13"><text:s text:c="2"/></text:span>// portion of the search range is smaller than the test range. Each iteration</text:p>
      <text:p text:style-name="Code"><text:span text:style-name="T13"><text:s text:c="2"/></text:span>// of the outer loop shrinks the search range by one, and advances the first1</text:p>
      <text:p text:style-name="Code"><text:span text:style-name="T13"><text:s text:c="2"/></text:span>// iterator. The inner loop searches for a match starting at first1.</text:p>
      <text:p text:style-name="Code"><text:span text:style-name="T13"><text:s text:c="2"/></text:span>for (vdifference s1(last1-first1), s2(last2-first2); s2 &lt;= s1;<text:span text:style-name="Code_20_Bold"><text:span text:style-name="T6"> --s1, ++first1</text:span></text:span>)</text:p>
      <text:p text:style-name="Code"><text:span text:style-name="T13"><text:s text:c="2"/></text:span>{</text:p>
      <text:p text:style-name="Code"><text:span text:style-name="T13"><text:s text:c="4"/></text:span>// Is there a match starting at first1?</text:p>
      <text:p text:style-name="Code"><text:span text:style-name="T13"><text:s text:c="4"/></text:span>viterator f2(first2);</text:p>
      <text:p text:style-name="Code"><text:span text:style-name="T13"><text:s text:c="4"/></text:span>for (viterator f1(first1);</text:p>
      <text:p text:style-name="Code"><text:span text:style-name="T13"><text:s text:c="9"/></text:span>f1 != last1 and f2 != last2 and *f1 == *f2;</text:p>
      <text:p text:style-name="Code"><text:span text:style-name="T8"><text:s text:c="9"/></text:span><text:span text:style-name="Code_20_Bold"><text:span text:style-name="T5">++f1, ++f2)</text:span></text:span></text:p>
      <text:p text:style-name="Code"><text:soft-page-break/><text:span text:style-name="T13"><text:s text:c="5"/></text:span>{</text:p>
      <text:p text:style-name="Code"><text:span text:style-name="T13"><text:s text:c="8"/></text:span>// The subsequence matches so far, so keep checking.</text:p>
      <text:p text:style-name="Code"><text:span text:style-name="T13"><text:s text:c="8"/></text:span>// All the work is done in the loop header, so the body is empty.</text:p>
      <text:p text:style-name="Code"><text:span text:style-name="T13"><text:s text:c="5"/></text:span>}</text:p>
      <text:p text:style-name="Code"><text:span text:style-name="T13"><text:s text:c="5"/></text:span>if (f2 == last2)</text:p>
      <text:p text:style-name="Code"><text:span text:style-name="T13"><text:s text:c="7"/></text:span>return first1; <text:s text:c="4"/>// match starts at first1</text:p>
      <text:p text:style-name="Code"><text:span text:style-name="T13"><text:s text:c="2"/></text:span>}</text:p>
      <text:p text:style-name="Code"><text:span text:style-name="T13"><text:s text:c="2"/></text:span>// no match</text:p>
      <text:p text:style-name="Code"><text:span text:style-name="T13"><text:s text:c="2"/></text:span>return last1;</text:p>
      <text:p text:style-name="Code">}</text:p>
      <text:p text:style-name="Text_20_body"><text:span text:style-name="T1">The boldface lines demonstrate the comma operator. The initialization portion of the first </text:span><text:span text:style-name="Code_20_Inline"><text:span text:style-name="T1">for</text:span></text:span><text:span text:style-name="T1"> loop does not invoke the comma operator. The comma in the declaration is just a separator between declarators. The comma operator appears in the post-iteration part of the loops. Because the post-iteration part of a </text:span><text:span text:style-name="Code_20_Inline"><text:span text:style-name="T1">for</text:span></text:span><text:span text:style-name="T1"> loop is an expression, you cannot use multiple statements to increment multiple objects. Instead, you need to do it in a single expression. Hence, the need for the comma operator.</text:span></text:p>
      <text:p text:style-name="Text_20_body"><text:span text:style-name="T1">On the other hand, some programmers prefer to avoid the comma operator because the resulting code can be hard to read. </text:span><text:span text:style-name="Strong_20_Emphasis"><text:span text:style-name="T15">Rewrite Listing 46-3 so that it does not use the comma operator.</text:span></text:span><text:span text:style-name="Strong_20_Emphasis"><text:span text:style-name="T1"> </text:span></text:span><text:span text:style-name="Strong_20_Emphasis"><text:span text:style-name="T15">Which version of the function do you prefer?</text:span></text:span><text:span text:style-name="T1"> ________________ Listing 46-4 shows my version of </text:span><text:span text:style-name="Code_20_Inline"><text:span text:style-name="T1">search</text:span></text:span><text:span text:style-name="T1"> without the comma operator.</text:span></text:p>
      <text:p text:style-name="Code_20_Caption"><text:span text:style-name="T12">Listing 46-4.</text:span> The <text:span text:style-name="Code_20_Inline"><text:span text:style-name="T16">search</text:span></text:span> Function Without Using the Comma Operator</text:p>
      <text:p text:style-name="Code">#include &lt;vector&gt;</text:p>
      <text:p text:style-name="Code"/>
      <text:p text:style-name="Code">typedef std::vector&lt;int&gt;::iterator viterator;</text:p>
      <text:p text:style-name="Code">typedef std::vector&lt;int&gt;::difference_type vdifference;</text:p>
      <text:p text:style-name="Code"/>
      <text:p text:style-name="Code">viterator search(viterator first1,viterator last1,viterator first2,viterator last2)</text:p>
      <text:p text:style-name="Code">{</text:p>
      <text:p text:style-name="Code"><text:span text:style-name="T13"><text:s text:c="2"/></text:span>// s1 is the size of the untested portion of the first range</text:p>
      <text:p text:style-name="Code"><text:span text:style-name="T13"><text:s text:c="2"/></text:span>// s2 is the size of the second range</text:p>
      <text:p text:style-name="Code"><text:span text:style-name="T13"><text:s text:c="2"/></text:span>// End the search when s2 &gt; s1 because a match is impossible if the remaining</text:p>
      <text:p text:style-name="Code"><text:span text:style-name="T13"><text:s text:c="2"/></text:span>// portion of the search range is smaller than the test range. Each iteration</text:p>
      <text:p text:style-name="Code"><text:span text:style-name="T13"><text:s text:c="2"/></text:span>// of the outer loop shrinks the search range by one, and advances the first1</text:p>
      <text:p text:style-name="Code"><text:span text:style-name="T13"><text:s text:c="2"/></text:span>// iterator. The inner loop searches for a match starting at first1.</text:p>
      <text:p text:style-name="Code"><text:span text:style-name="Code_20_Bold"><text:span text:style-name="T8"><text:s text:c="2"/></text:span></text:span><text:span text:style-name="Code_20_Bold"><text:span text:style-name="T5">for (vdifference s1(last1-first1), s2(last2-first2); s2 &lt;= s1; --s1)</text:span></text:span></text:p>
      <text:p text:style-name="Code"><text:span text:style-name="T13"><text:s text:c="2"/></text:span>{</text:p>
      <text:p text:style-name="Code"><text:span text:style-name="T13"><text:s text:c="4"/></text:span>// Is there a match starting at first1?</text:p>
      <text:p text:style-name="Code"><text:span text:style-name="T13"><text:s text:c="4"/></text:span>viterator f2(first2);</text:p>
      <text:p text:style-name="Code"><text:span text:style-name="T8"><text:s text:c="4"/></text:span><text:span text:style-name="Code_20_Bold"><text:span text:style-name="T5">for (viterator f1(first1); f1 != last1 and f2 != last2 and *f1 == *f2; )</text:span></text:span></text:p>
      <text:p text:style-name="Code"><text:span text:style-name="T13"><text:s text:c="4"/></text:span>{</text:p>
      <text:p text:style-name="Code"><text:span text:style-name="T8"><text:s text:c="5"/></text:span><text:span text:style-name="Code_20_Bold"><text:span text:style-name="T8"><text:s/></text:span></text:span><text:span text:style-name="Code_20_Bold"><text:span text:style-name="T5">++f1;</text:span></text:span></text:p>
      <text:p text:style-name="Code"><text:span text:style-name="T8"><text:s text:c="6"/></text:span><text:span text:style-name="Code_20_Bold"><text:span text:style-name="T5">++f2;</text:span></text:span></text:p>
      <text:p text:style-name="Code"><text:span text:style-name="T13"><text:s text:c="4"/></text:span>}</text:p>
      <text:p text:style-name="Code"><text:span text:style-name="T13"><text:s text:c="4"/></text:span>if (f2 == last2)</text:p>
      <text:p text:style-name="Code"><text:span text:style-name="T13"><text:s text:c="6"/></text:span>return first1; <text:s text:c="4"/>// match starts at first1</text:p>
      <text:p text:style-name="Code"><text:span text:style-name="T8"><text:s/></text:span><text:span text:style-name="Code_20_Bold"><text:span text:style-name="T8"><text:s text:c="3"/></text:span></text:span><text:span text:style-name="Code_20_Bold"><text:span text:style-name="T5">++first1;</text:span></text:span></text:p>
      <text:p text:style-name="Code"><text:span text:style-name="T13"><text:s text:c="2"/></text:span>}</text:p>
      <text:p text:style-name="Code"><text:span text:style-name="T13"><text:s text:c="2"/></text:span>// no match</text:p>
      <text:p text:style-name="Code"><text:span text:style-name="T13"><text:s text:c="2"/></text:span>return last1;</text:p>
      <text:p text:style-name="Code">}</text:p>
      <text:p text:style-name="P5"><text:soft-page-break/>The comma operator has very low precedence, even lower than assignment and the conditional operator. If a loop needs to advance objects by steps of 2, for example, you can use assignment expressions with the comma operator.</text:p>
      <text:p text:style-name="Code">for (int i(0), j(size-1); i &lt; j; i += 2, j -= 2) do_something(i, j);</text:p>
      <text:p text:style-name="P5">By the way, C++ lets you overload the comma operator, but you shouldn’t take advantage of this feature. The comma is so basic, C++ programmers quickly grasp its standard use. If the comma does not have its usual meaning, readers of your code will be confused, bewildered, and stymied when they try to understand it.</text:p>
      <text:h text:style-name="Heading_20_1" text:outline-level="1">Arithmetic Assignment Operators</text:h>
      <text:p text:style-name="Body_20_Text_20_First">In addition to the usual arithmetic operators, C++ has assignment operators that combine arithmetic with assignment: <text:span text:style-name="Code_20_Inline">+=</text:span>, <text:span text:style-name="Code_20_Inline">-=</text:span>, <text:span text:style-name="Code_20_Inline">*=</text:span>, <text:span text:style-name="Code_20_Inline">/=</text:span>, and <text:span text:style-name="Code_20_Inline">%=</text:span>. The assignment operator <text:span text:style-name="Code_20_Inline">x</text:span> <text:span text:style-name="Code_20_Inline">+=</text:span> <text:span text:style-name="Code_20_Inline">y</text:span> is shorthand for <text:span text:style-name="Code_20_Inline">x</text:span> <text:span text:style-name="Code_20_Inline">=</text:span> <text:span text:style-name="Code_20_Inline">x</text:span> <text:span text:style-name="Code_20_Inline">+</text:span> <text:span text:style-name="Code_20_Inline">y</text:span>, and the same applies to the other special assignment operators. Thus, the following three expressions are all equivalent if <text:span text:style-name="Code_20_Inline">x</text:span> has a numeric type:</text:p>
      <text:p text:style-name="Code">x = x + 1;</text:p>
      <text:p text:style-name="Code">x += 1;</text:p>
      <text:p text:style-name="Code">++x;</text:p>
      <text:p text:style-name="Text_20_body"><text:span text:style-name="T1">The advantage of the special assignment operator is that </text:span><text:span text:style-name="Code_20_Inline"><text:span text:style-name="T1">x</text:span></text:span><text:span text:style-name="T1"> is evaluated only once, which can be a boon if </text:span><text:span text:style-name="Code_20_Inline"><text:span text:style-name="T1">x</text:span></text:span><text:span text:style-name="T1"> is a complicated expression. If </text:span><text:span text:style-name="Code_20_Inline"><text:span text:style-name="T1">data</text:span></text:span><text:span text:style-name="T1"> has type </text:span><text:span text:style-name="Code_20_Inline"><text:span text:style-name="T1">std::vector&lt;int&gt;</text:span></text:span><text:span text:style-name="T1">, which of the two equivalent expressions do you find easier to read and understand:</text:span></text:p>
      <text:p text:style-name="Code">data.at(data.size() / 2) = data.at(data.size() / 2) + 10;</text:p>
      <text:p text:style-name="Code">data.at(data.size() / 2) += 10;</text:p>
      <text:p text:style-name="Text_20_body"><text:span text:style-name="T1">Listing 46-5 shows a sample implementation of </text:span><text:span text:style-name="Code_20_Inline"><text:span text:style-name="T1">*=</text:span></text:span><text:span text:style-name="T1"> for the </text:span><text:span text:style-name="Code_20_Inline"><text:span text:style-name="T1">rational</text:span></text:span><text:span text:style-name="T1"> class.</text:span></text:p>
      <text:p text:style-name="Code_20_Caption"><text:span text:style-name="T12">Listing 46-5.</text:span> Implementing the Multiplication Assignment Operator</text:p>
      <text:p text:style-name="Code">rational&amp; rational::operator*=(rational const&amp; rhs)</text:p>
      <text:p text:style-name="Code">{</text:p>
      <text:p text:style-name="Code"><text:span text:style-name="T13"><text:s text:c="2"/></text:span>numerator_ *= rhs.numerator();</text:p>
      <text:p text:style-name="Code"><text:span text:style-name="T13"><text:s text:c="2"/></text:span>denominator_ *= rhs.denominator();</text:p>
      <text:p text:style-name="Code"><text:span text:style-name="T13"><text:s text:c="2"/></text:span>reduce();</text:p>
      <text:p text:style-name="Code"><text:span text:style-name="T13"><text:s text:c="2"/></text:span>return *this;</text:p>
      <text:p text:style-name="Code">}</text:p>
      <text:p text:style-name="Text_20_body"><text:span text:style-name="T17">The return type of </text:span><text:span text:style-name="Code_20_Inline"><text:span text:style-name="T17">operator*=</text:span></text:span><text:span text:style-name="T17"> is a reference, </text:span><text:span text:style-name="Code_20_Inline"><text:span text:style-name="T17">rational&amp;</text:span></text:span><text:span text:style-name="T17">. The return value is </text:span><text:span text:style-name="Code_20_Inline"><text:span text:style-name="T17">*this</text:span></text:span><text:span text:style-name="T17">. Although </text:span><text:span text:style-name="T1">the compiler lets you use any return type and value, the convention is for assignment operators to return a reference to the object, that is, an lvalue. Even if your code never uses the return value, many programmers use the result of an assignment, so don’t use </text:span><text:span text:style-name="Code_20_Inline"><text:span text:style-name="T1">void</text:span></text:span><text:span text:style-name="T1"> as a return type:</text:span></text:p>
      <text:p text:style-name="Code">rational r;</text:p>
      <text:p text:style-name="Code">while ((r += rational(1,10)) != 2) do_something(r);</text:p>
      <text:p text:style-name="Text_20_body"><text:soft-page-break/><text:span text:style-name="T1">Often, implementing an arithmetic operator, such as </text:span><text:span text:style-name="Code_20_Inline"><text:span text:style-name="T1">+</text:span></text:span><text:span text:style-name="T1">, is easiest to do by implementing the corresponding assignment operator first. Then implement the free operator in terms of the assignment operator, as shown in Listing 46-6 for the </text:span><text:span text:style-name="Code_20_Inline"><text:span text:style-name="T1">rational</text:span></text:span><text:span text:style-name="T1"> class.</text:span></text:p>
      <text:p text:style-name="Code_20_Caption"><text:span text:style-name="T12">Listing 46-6.</text:span> Reimplementing Multiplication in Terms of an Assignment Operator</text:p>
      <text:p text:style-name="Code">rational operator*(rational const&amp; lhs, rational const&amp; rhs)</text:p>
      <text:p text:style-name="Code">{</text:p>
      <text:p text:style-name="Code"><text:span text:style-name="T13"><text:s text:c="2"/></text:span>rational result{lhs};</text:p>
      <text:p text:style-name="Code"><text:span text:style-name="T13"><text:s text:c="2"/></text:span>result *= rhs;</text:p>
      <text:p text:style-name="Code"><text:span text:style-name="T13"><text:s text:c="2"/></text:span>return result;</text:p>
      <text:p text:style-name="Code">}</text:p>
      <text:p text:style-name="Text_20_body"><text:span text:style-name="Strong_20_Emphasis"><text:span text:style-name="T15">Implement the </text:span></text:span><text:span text:style-name="Strong_20_Emphasis"><text:span text:style-name="T19">/=</text:span></text:span><text:span text:style-name="Strong_20_Emphasis"><text:span text:style-name="T15">, </text:span></text:span><text:span text:style-name="Strong_20_Emphasis"><text:span text:style-name="T19">+=</text:span></text:span><text:span text:style-name="Strong_20_Emphasis"><text:span text:style-name="T15">, and -</text:span></text:span><text:span text:style-name="Strong_20_Emphasis"><text:span text:style-name="T19">=</text:span></text:span><text:span text:style-name="Strong_20_Emphasis"><text:span text:style-name="T15"> operators for class </text:span></text:span><text:span text:style-name="Strong_20_Emphasis"><text:span text:style-name="T19">rational</text:span></text:span><text:span text:style-name="Strong_20_Emphasis"><text:span text:style-name="T15">.</text:span></text:span><text:span text:style-name="T1"> You can implement these operators in many </text:span><text:change text:change-id="ct120346480"/><text:span text:style-name="T1">ways. I recommend putting the arithmetic logic in the assignment operators and reimplementing the </text:span><text:span text:style-name="Code_20_Inline"><text:span text:style-name="T1">/</text:span></text:span><text:span text:style-name="T1">, </text:span><text:span text:style-name="Code_20_Inline"><text:span text:style-name="T1">+</text:span></text:span><text:span text:style-name="T1">, and </text:span><text:span text:style-name="Code_20_Inline"><text:span text:style-name="T1">-</text:span></text:span><text:span text:style-name="T1"> operators to use the assignment operators, as I did with the multiplication operators. My solution appears in Listing 46-7.</text:span></text:p>
      <text:p text:style-name="Code_20_Caption"><text:span text:style-name="T12">Listing 46-7.</text:span> Other Arithmetic Assignment Operators</text:p>
      <text:p text:style-name="Code">rational&amp; rational::operator+=(rational const&amp; rhs)</text:p>
      <text:p text:style-name="Code">{</text:p>
      <text:p text:style-name="Code"><text:span text:style-name="T13"><text:s text:c="2"/></text:span>numerator_ = numerator() * rhs.denominator() + rhs.numerator() * denominator();</text:p>
      <text:p text:style-name="Code"><text:span text:style-name="T13"><text:s text:c="2"/></text:span>denominator_ *= rhs.denominator();</text:p>
      <text:p text:style-name="Code"><text:span text:style-name="T13"><text:s text:c="2"/></text:span>reduce();</text:p>
      <text:p text:style-name="Code"><text:span text:style-name="T13"><text:s text:c="2"/></text:span>return *this;</text:p>
      <text:p text:style-name="Code">}</text:p>
      <text:p text:style-name="Code"/>
      <text:p text:style-name="Code">rational&amp; rational::operator-=(rational const&amp; rhs)</text:p>
      <text:p text:style-name="Code">{</text:p>
      <text:p text:style-name="Code"><text:span text:style-name="T13"><text:s text:c="2"/></text:span>numerator_ = numerator() * rhs.denominator() - rhs.numerator() * denominator();</text:p>
      <text:p text:style-name="Code"><text:span text:style-name="T13"><text:s text:c="2"/></text:span>denominator_ *= rhs.denominator();</text:p>
      <text:p text:style-name="Code"><text:span text:style-name="T13"><text:s text:c="2"/></text:span>reduce();</text:p>
      <text:p text:style-name="Code"><text:span text:style-name="T13"><text:s text:c="2"/></text:span>return *this;</text:p>
      <text:p text:style-name="Code">}</text:p>
      <text:p text:style-name="Code"/>
      <text:p text:style-name="Code">rational&amp; rational::operator/=(rational const&amp; rhs)</text:p>
      <text:p text:style-name="Code">{</text:p>
      <text:p text:style-name="Code"><text:span text:style-name="T13"><text:s text:c="2"/></text:span>if (rhs.numerator() == 0)</text:p>
      <text:p text:style-name="Code"><text:span text:style-name="T13"><text:s text:c="4"/></text:span>throw zero_denominator{"divide by zero"};</text:p>
      <text:p text:style-name="Code"><text:span text:style-name="T13"><text:s text:c="2"/></text:span>numerator_ *= rhs.denominator();</text:p>
      <text:p text:style-name="Code"><text:span text:style-name="T13"><text:s text:c="2"/></text:span>denominator_ *= rhs.numerator();</text:p>
      <text:p text:style-name="Code"><text:span text:style-name="T13"><text:s text:c="2"/></text:span>if (denominator_ &lt; 0)</text:p>
      <text:p text:style-name="Code"><text:span text:style-name="T13"><text:s text:c="2"/></text:span>{</text:p>
      <text:p text:style-name="Code"><text:span text:style-name="T13"><text:s text:c="4"/></text:span>denominator_ = -denominator_;</text:p>
      <text:p text:style-name="Code"><text:span text:style-name="T13"><text:s text:c="4"/></text:span>numerator_ = -numerator_;</text:p>
      <text:p text:style-name="Code"><text:span text:style-name="T13"><text:s text:c="2"/></text:span>}</text:p>
      <text:p text:style-name="Code"><text:span text:style-name="T13"><text:s text:c="2"/></text:span>reduce();</text:p>
      <text:p text:style-name="Code"><text:span text:style-name="T13"><text:s text:c="2"/></text:span>return *this;</text:p>
      <text:p text:style-name="Code">}</text:p>
      <text:p text:style-name="Text_20_body"><text:span text:style-name="T1">Because </text:span><text:span text:style-name="Code_20_Inline"><text:span text:style-name="T1">reduce()</text:span></text:span><text:span text:style-name="T1"> no longer checks for a negative denominator, any function that might change the denominator to negative must check. Because the denominator is always positive, you know that </text:span><text:soft-page-break/><text:span text:style-name="Code_20_Inline"><text:span text:style-name="T1">operator+=</text:span></text:span><text:span text:style-name="T1"> and </text:span><text:span text:style-name="Code_20_Inline"><text:span text:style-name="T1">operator-=</text:span></text:span><text:span text:style-name="T1"> cannot cause the denominator to become negative. Only </text:span><text:span text:style-name="Code_20_Inline"><text:span text:style-name="T1">operator/=</text:span></text:span><text:span text:style-name="T1"> introduces that possibility, so only that function needs to check.</text:span></text:p>
      <text:h text:style-name="Heading_20_1" text:outline-level="1">Increment and Decrement</text:h>
      <text:p text:style-name="Body_20_Text_20_First">Let’s add increment (<text:span text:style-name="Code_20_Inline">++</text:span>) and decrement (<text:span text:style-name="Code_20_Inline">--</text:span>) operators to the <text:span text:style-name="Code_20_Inline">rational</text:span> class. Because these operators modify the object, I suggest implementing them as member functions, although C++ lets you use free functions, too. <text:span text:style-name="Strong_20_Emphasis"><text:span text:style-name="T14">Implement the prefix increment operator for class </text:span></text:span><text:span text:style-name="Strong_20_Emphasis"><text:span text:style-name="T18">rational</text:span></text:span><text:span text:style-name="Strong_20_Emphasis"><text:span text:style-name="T14">.</text:span></text:span> Compare your function with mine in Listing 46-8.</text:p>
      <text:p text:style-name="Code_20_Caption"><text:span text:style-name="T12">Listing 46-8.</text:span> The Prefix Increment Operator for <text:span text:style-name="Code_20_Inline"><text:span text:style-name="T16">rational</text:span></text:span></text:p>
      <text:p text:style-name="Code">rational&amp; rational::operator++()</text:p>
      <text:p text:style-name="Code">{</text:p>
      <text:p text:style-name="Code"><text:span text:style-name="T13"><text:s text:c="2"/></text:span>numerator_ += denominator_;</text:p>
      <text:p text:style-name="Code"><text:span text:style-name="T13"><text:s text:c="2"/></text:span>return *this;</text:p>
      <text:p text:style-name="Code">}</text:p>
      <text:p text:style-name="Text_20_body"><text:span text:style-name="T1">I am confident that you can implement the decrement operator with no additional help. Like the arithmetic assignment operators, the prefix </text:span><text:span text:style-name="Code_20_Inline"><text:span text:style-name="T1">operator++</text:span></text:span><text:span text:style-name="T1"> returns the object as a reference.</text:span></text:p>
      <text:p text:style-name="Text_20_body"><text:span text:style-name="T1">That leaves</text:span><text:change text:change-id="ct121100464"/><text:span text:style-name="T1"> the postfix operators. Implementing the body of the operator is easy, and requires only one additional line of code. However, you need to take care with the return type. The postfix operators cannot simply return </text:span><text:span text:style-name="Code_20_Inline"><text:span text:style-name="T1">*this</text:span></text:span><text:span text:style-name="T1"> because they return the original value of the object, not its new value. Thus, these operators cannot return a reference. Instead, they must return a plain </text:span><text:span text:style-name="Code_20_Inline"><text:span text:style-name="T1">rational</text:span></text:span><text:span text:style-name="T1"> rvalue.</text:span></text:p>
      <text:p text:style-name="Text_20_body"><text:span text:style-name="T1">But how do you declare the function? A class can’t have two separate functions with the same name (</text:span><text:span text:style-name="Code_20_Inline"><text:span text:style-name="T1">operator++</text:span></text:span><text:span text:style-name="T1">) and arguments. Somehow, you need a way to tell the compiler that one implementation of </text:span><text:span text:style-name="Code_20_Inline"><text:span text:style-name="T1">operator++</text:span></text:span><text:span text:style-name="T1"> is prefix and another is postfix.</text:span></text:p>
      <text:p text:style-name="Text_20_body"><text:span text:style-name="T1">The solution is that when the compiler calls a custom postfix increment or decrement operator, it passes the integer </text:span><text:span text:style-name="Code_20_Inline"><text:span text:style-name="T1">0</text:span></text:span><text:span text:style-name="T1"> as an extra argument. The postfix operators don’t need the value of this extra parameter; it’s just a placeholder to distinguish prefix from postfix.</text:span></text:p>
      <text:p text:style-name="Text_20_body"><text:span text:style-name="T1">Thus, when you declare </text:span><text:span text:style-name="Code_20_Inline"><text:span text:style-name="T1">operator++</text:span></text:span><text:span text:style-name="T1"> with an extra parameter of type </text:span><text:span text:style-name="Code_20_Inline"><text:span text:style-name="T1">int</text:span></text:span><text:span text:style-name="T1">, you are declaring the postfix operator. When you declare the operator, omit the name for the extra parameter. That tells the compiler that the function doesn’t use the parameter, so the compiler won’t bother you with messages about unused function parameters. </text:span><text:span text:style-name="Strong_20_Emphasis"><text:span text:style-name="T15">Implement the postfix increment and decrement operators for </text:span></text:span><text:span text:style-name="Strong_20_Emphasis"><text:span text:style-name="T19">rational</text:span></text:span><text:span text:style-name="Strong_20_Emphasis"><text:span text:style-name="T15">.</text:span></text:span><text:span text:style-name="T1"> Listing 46-9 shows my solution.</text:span></text:p>
      <text:p text:style-name="Code_20_Caption"><text:span text:style-name="T12">Listing 46-9.</text:span> Postfix Increment and Decrement Operators</text:p>
      <text:p text:style-name="Code">rational rational::operator++(int)</text:p>
      <text:p text:style-name="Code">{</text:p>
      <text:p text:style-name="Code"><text:span text:style-name="T13"><text:s text:c="2"/></text:span>rational result{*this};</text:p>
      <text:p text:style-name="Code"><text:span text:style-name="T13"><text:s text:c="2"/></text:span>numerator_ += denominator_;</text:p>
      <text:p text:style-name="Code"><text:span text:style-name="T13"><text:s text:c="2"/></text:span>return result;</text:p>
      <text:p text:style-name="Code">}</text:p>
      <text:p text:style-name="Code"/>
      <text:p text:style-name="Code"><text:soft-page-break/>rational rational::operator--(int)</text:p>
      <text:p text:style-name="Code">{</text:p>
      <text:p text:style-name="Code"><text:span text:style-name="T13"><text:s text:c="2"/></text:span>rational result{*this};</text:p>
      <text:p text:style-name="Code"><text:span text:style-name="T13"><text:s text:c="2"/></text:span>numerator_ -= denominator_;</text:p>
      <text:p text:style-name="Code"><text:span text:style-name="T13"><text:s text:c="2"/></text:span>return result;</text:p>
      <text:p text:style-name="Code">}</text:p>
      <text:p text:style-name="Text_20_body"><text:span text:style-name="T1">Once all the dust settles from our rehabilitation project, behold the new, improved </text:span><text:span text:style-name="Code_20_Inline"><text:span text:style-name="T1">rational</text:span></text:span><text:span text:style-name="T1"> class definition in Listing 46-10.</text:span></text:p>
      <text:p text:style-name="Code_20_Caption"><text:span text:style-name="T12">Listing 46-10.</text:span> The <text:span text:style-name="Code_20_Inline"><text:span text:style-name="T16">rational</text:span></text:span> Class Definition</text:p>
      <text:p text:style-name="Code">#ifndef RATIONAL_HPP_</text:p>
      <text:p text:style-name="Code">#define RATIONAL_HPP_</text:p>
      <text:p text:style-name="Code"/>
      <text:p text:style-name="Code">#include &lt;iostream&gt;</text:p>
      <text:p text:style-name="Code">#include &lt;stdexcept&gt;</text:p>
      <text:p text:style-name="Code">#include &lt;string&gt;</text:p>
      <text:p text:style-name="Code"/>
      <text:p text:style-name="Code">/// Represent a rational number (fraction) as a numerator and denominator.</text:p>
      <text:p text:style-name="Code">class rational</text:p>
      <text:p text:style-name="Code">{</text:p>
      <text:p text:style-name="Code">public:</text:p>
      <text:p text:style-name="Code"><text:span text:style-name="T13"><text:s text:c="2"/></text:span>class zero_denominator : public std::logic_error</text:p>
      <text:p text:style-name="Code"><text:span text:style-name="T13"><text:s text:c="2"/></text:span>{</text:p>
      <text:p text:style-name="Code"><text:span text:style-name="T13"><text:s text:c="2"/></text:span>public:</text:p>
      <text:p text:style-name="Code"><text:span text:style-name="T13"><text:s text:c="4"/></text:span>zero_denominator(std::string const&amp; what) : logic_error{what} {}</text:p>
      <text:p text:style-name="Code"><text:span text:style-name="T13"><text:s text:c="2"/></text:span>};</text:p>
      <text:p text:style-name="Code"><text:span text:style-name="T13"><text:s text:c="2"/></text:span>rational(): rational{0} {}</text:p>
      <text:p text:style-name="Code"><text:span text:style-name="T13"><text:s text:c="2"/></text:span>rational(int num): numerator_{num}, denominator_{1} {}</text:p>
      <text:p text:style-name="Code"><text:span text:style-name="T13"><text:s text:c="2"/></text:span>rational(int num, int den);</text:p>
      <text:p text:style-name="Code"><text:span text:style-name="T13"><text:s text:c="2"/></text:span>rational(double r);</text:p>
      <text:p text:style-name="Code"/>
      <text:p text:style-name="Code"><text:span text:style-name="T13"><text:s text:c="2"/></text:span>int numerator() <text:s text:c="13"/>const { return numerator_; }</text:p>
      <text:p text:style-name="Code"><text:span text:style-name="T13"><text:s text:c="2"/></text:span>int denominator() <text:s text:c="11"/>const { return denominator_; }</text:p>
      <text:p text:style-name="Code"><text:span text:style-name="T13"><text:s text:c="2"/></text:span>float as_float() <text:s text:c="12"/>const;</text:p>
      <text:p text:style-name="Code"><text:span text:style-name="T13"><text:s text:c="2"/></text:span>double as_double() <text:s text:c="10"/>const;</text:p>
      <text:p text:style-name="Code"><text:span text:style-name="T13"><text:s text:c="2"/></text:span>long double as_long_double() const;</text:p>
      <text:p text:style-name="Code"/>
      <text:p text:style-name="Code"><text:span text:style-name="T13"><text:s text:c="2"/></text:span>rational&amp; operator=(int); // optimization to avoid an unneeded call to reduce()</text:p>
      <text:p text:style-name="Code"><text:span text:style-name="T13"><text:s text:c="2"/></text:span>rational&amp; operator+=(rational const&amp; rhs);</text:p>
      <text:p text:style-name="Code"><text:span text:style-name="T13"><text:s text:c="2"/></text:span>rational&amp; operator-=(rational const&amp; rhs);</text:p>
      <text:p text:style-name="Code"><text:span text:style-name="T13"><text:s text:c="2"/></text:span>rational&amp; operator*=(rational const&amp; rhs);</text:p>
      <text:p text:style-name="Code"><text:span text:style-name="T13"><text:s text:c="2"/></text:span>rational&amp; operator/=(rational const&amp; rhs);</text:p>
      <text:p text:style-name="Code"><text:span text:style-name="T13"><text:s text:c="2"/></text:span>rational&amp; operator++();</text:p>
      <text:p text:style-name="Code"><text:span text:style-name="T13"><text:s text:c="2"/></text:span>rational&amp; operator--();</text:p>
      <text:p text:style-name="Code"><text:span text:style-name="T13"><text:s text:c="2"/></text:span>rational operator++(int);</text:p>
      <text:p text:style-name="Code"><text:span text:style-name="T13"><text:s text:c="2"/></text:span>rational operator--(int);</text:p>
      <text:p text:style-name="Code"/>
      <text:p text:style-name="Code">private:</text:p>
      <text:p text:style-name="Code"><text:span text:style-name="T13"><text:s text:c="2"/></text:span>/// Reduce the numerator and denominator by their GCD.</text:p>
      <text:p text:style-name="Code"><text:span text:style-name="T13"><text:s text:c="2"/></text:span>void reduce();</text:p>
      <text:p text:style-name="Code"><text:span text:style-name="T13"><text:s text:c="2"/></text:span>/// Reduce the numerator and denominator, and normalize the signs of both,</text:p>
      <text:p text:style-name="Code"><text:span text:style-name="T13"><text:s text:c="2"/></text:span>/// that is, ensure denominator is not negative.</text:p>
      <text:p text:style-name="Code"><text:span text:style-name="T13"><text:s text:c="2"/></text:span>void normalize();</text:p>
      <text:p text:style-name="Code"><text:soft-page-break/><text:span text:style-name="T13"><text:s text:c="2"/></text:span>/// Return an initial value for denominator_. Throw a zero_denominator</text:p>
      <text:p text:style-name="Code"><text:span text:style-name="T13"><text:s text:c="2"/></text:span>/// exception if @p den is zero. Always return a positive number.</text:p>
      <text:p text:style-name="Code"><text:span text:style-name="T13"><text:s text:c="2"/></text:span>int init_denominator(int den);</text:p>
      <text:p text:style-name="Code"><text:span text:style-name="T13"><text:s text:c="2"/></text:span>int numerator_;</text:p>
      <text:p text:style-name="Code"><text:span text:style-name="T13"><text:s text:c="2"/></text:span>int denominator_;</text:p>
      <text:p text:style-name="Code">};</text:p>
      <text:p text:style-name="Code"/>
      <text:p text:style-name="Code">/// Compute the greatest common divisor of two integers, using Euclid's algorithm.</text:p>
      <text:p text:style-name="Code">int gcd(int n, int m);</text:p>
      <text:p text:style-name="Code"/>
      <text:p text:style-name="Code">rational abs(rational const&amp; r);</text:p>
      <text:p text:style-name="Code">rational operator-(rational const&amp; r);</text:p>
      <text:p text:style-name="Code">rational operator+(rational const&amp; lhs, rational const&amp; rhs);</text:p>
      <text:p text:style-name="Code">rational operator-(rational const&amp; lhs, rational const&amp; rhs);</text:p>
      <text:p text:style-name="Code">rational operator*(rational const&amp; lhs, rational const&amp; rhs);</text:p>
      <text:p text:style-name="Code">rational operator/(rational const&amp; lhs, rational const&amp; rhs);</text:p>
      <text:p text:style-name="Code"/>
      <text:p text:style-name="Code">bool operator==(rational const&amp; a, rational const&amp; b);</text:p>
      <text:p text:style-name="Code">bool operator&lt;(rational const&amp; a, rational const&amp; b);</text:p>
      <text:p text:style-name="Code"/>
      <text:p text:style-name="Code">inline bool operator!=(rational const&amp; a, rational const&amp; b)</text:p>
      <text:p text:style-name="Code">{</text:p>
      <text:p text:style-name="Code"><text:span text:style-name="T13"><text:s text:c="2"/></text:span>return not (a == b);</text:p>
      <text:p text:style-name="Code">}</text:p>
      <text:p text:style-name="Code"/>
      <text:p text:style-name="Code">inline bool operator&lt;=(rational const&amp; a, rational const&amp; b)</text:p>
      <text:p text:style-name="Code">{</text:p>
      <text:p text:style-name="Code"><text:span text:style-name="T13"><text:s text:c="2"/></text:span>return not (b &lt; a);</text:p>
      <text:p text:style-name="Code">}</text:p>
      <text:p text:style-name="Code"/>
      <text:p text:style-name="Code">inline bool operator&gt;(rational const&amp; a, rational const&amp; b)</text:p>
      <text:p text:style-name="Code">{</text:p>
      <text:p text:style-name="Code"><text:span text:style-name="T13"><text:s text:c="2"/></text:span>return b &lt; a;</text:p>
      <text:p text:style-name="Code">}</text:p>
      <text:p text:style-name="Code"/>
      <text:p text:style-name="Code">inline bool operator&gt;=(rational const&amp; a, rational const&amp; b)</text:p>
      <text:p text:style-name="Code">{</text:p>
      <text:p text:style-name="Code"><text:span text:style-name="T13"><text:s text:c="2"/></text:span>return not (b &gt; a);</text:p>
      <text:p text:style-name="Code">}</text:p>
      <text:p text:style-name="Code"/>
      <text:p text:style-name="Code">std::istream&amp; operator&gt;&gt;(std::istream&amp; in, rational&amp; rat);</text:p>
      <text:p text:style-name="Code">std::ostream&amp; operator&lt;&lt;(std::ostream&amp; out, rational const&amp; rat);</text:p>
      <text:p text:style-name="Code"/>
      <text:p text:style-name="Code">#endif</text:p>
      <text:p text:style-name="P5">The next Exploration is your second project. Now that you know about classes, inheritance, operator overloading, and exceptions, you are ready to tackle some serious C++ coding.</text:p>
      <text:p text:style-name="P5"><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46 </text:span><text:span text:style-name="MT2"></text:span><text:span text:style-name="MT3"> More Operators</text:span></text:p>
      </style:header>
      <style:header-left style:display="false">
        <text:p text:style-name="Header"><text:span text:style-name="MT3">CHAPTER 46 </text:span><text:span text:style-name="MT2"></text:span><text:span text:style-name="MT3"> More Operators</text:span></text:p>
      </style:header-left>
      <style:footer>
        <text:p text:style-name="MP2"><text:page-number text:select-page="current">9</text:page-number></text:p>
      </style:footer>
      <style:footer-left style:display="false">
        <text:p text:style-name="Footer"><text:page-number text:select-page="current">10</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6</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05T05:53:00</meta:creation-date>
    <dc:creator>Ray Lischner</dc:creator>
    <dc:date>2013-10-26T14:10:31</dc:date>
    <meta:print-date>2009-03-19T10:05:00</meta:print-date>
    <meta:editing-cycles>6</meta:editing-cycles>
    <meta:editing-duration>PT9M</meta:editing-duration>
    <meta:generator>LibreOffice/4.0-5$Linux_X86_64 LibreOffice_project/400m0$Build-305</meta:generator>
    <meta:document-statistic meta:table-count="0" meta:image-count="0" meta:object-count="0" meta:page-count="10" meta:paragraph-count="299" meta:word-count="3245" meta:character-count="20740" meta:non-whitespace-character-count="17393"/>
    <meta:user-defined meta:name="Chapter Number">46</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